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droid_named_9.2.2" table:style-name="ta1">
        <table:shapes>
          <draw:frame draw:z-index="0" draw:style-name="gr1" draw:text-style-name="P1" svg:width="16.008cm" svg:height="9.005cm" svg:x="27.096cm" svg:y="12.884cm">
            <draw:object draw:notify-on-update-of-ranges="'android_named_9.2.2'.A31:'android_named_9.2.2'.A31 'android_named_9.2.2'.A32:'android_named_9.2.2'.A34 'android_named_9.2.2'.B31:'android_named_9.2.2'.B31 'android_named_9.2.2'.B32:'android_named_9.2.2'.B34 'android_named_9.2.2'.C31:'android_named_9.2.2'.C31 'android_named_9.2.2'.C32:'android_named_9.2.2'.C34 'android_named_9.2.2'.D31:'android_named_9.2.2'.D31 'android_named_9.2.2'.D32:'android_named_9.2.2'.D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7cm" svg:height="9.005cm" svg:x="10.663cm" svg:y="13.07cm">
            <draw:object draw:notify-on-update-of-ranges="'android_named_9.2.2'.A36:'android_named_9.2.2'.A36 'android_named_9.2.2'.A37:'android_named_9.2.2'.A39 'android_named_9.2.2'.B36:'android_named_9.2.2'.B36 'android_named_9.2.2'.B37:'android_named_9.2.2'.B39 'android_named_9.2.2'.C36:'android_named_9.2.2'.C36 'android_named_9.2.2'.C37:'android_named_9.2.2'.C39 'android_named_9.2.2'.D36:'android_named_9.2.2'.D36 'android_named_9.2.2'.D37:'android_named_9.2.2'.D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android named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android prefetch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android prefetch 8.2.1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892" calcext:value-type="float">
            <text:p>892</text:p>
          </table:table-cell>
          <table:table-cell table:formula="of:=SUM([.B2:.D2])" office:value-type="float" office:value="1102" calcext:value-type="float">
            <text:p>110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2" calcext:value-type="float">
            <text:p>282</text:p>
          </table:table-cell>
          <table:table-cell office:value-type="float" office:value="1019" calcext:value-type="float">
            <text:p>1019</text:p>
          </table:table-cell>
          <table:table-cell table:formula="of:=SUM([.H2:.J2])" office:value-type="float" office:value="1323" calcext:value-type="float">
            <text:p>132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office:value-type="float" office:value="594" calcext:value-type="float">
            <text:p>594</text:p>
          </table:table-cell>
          <table:table-cell table:formula="of:=SUM([.N2:.P2])" office:value-type="float" office:value="771" calcext:value-type="float">
            <text:p>7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914" calcext:value-type="float">
            <text:p>914</text:p>
          </table:table-cell>
          <table:table-cell table:formula="of:=SUM([.B3:.D3])" office:value-type="float" office:value="1129" calcext:value-type="float">
            <text:p>112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9" calcext:value-type="float">
            <text:p>239</text:p>
          </table:table-cell>
          <table:table-cell office:value-type="float" office:value="926" calcext:value-type="float">
            <text:p>926</text:p>
          </table:table-cell>
          <table:table-cell table:formula="of:=SUM([.H3:.J3])" office:value-type="float" office:value="1187" calcext:value-type="float">
            <text:p>118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591" calcext:value-type="float">
            <text:p>591</text:p>
          </table:table-cell>
          <table:table-cell table:formula="of:=SUM([.N3:.P3])" office:value-type="float" office:value="763" calcext:value-type="float">
            <text:p>7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995" calcext:value-type="float">
            <text:p>995</text:p>
          </table:table-cell>
          <table:table-cell table:formula="of:=SUM([.B4:.D4])" office:value-type="float" office:value="1225" calcext:value-type="float">
            <text:p>122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22" calcext:value-type="float">
            <text:p>222</text:p>
          </table:table-cell>
          <table:table-cell office:value-type="float" office:value="903" calcext:value-type="float">
            <text:p>903</text:p>
          </table:table-cell>
          <table:table-cell table:formula="of:=SUM([.H4:.J4])" office:value-type="float" office:value="1154" calcext:value-type="float">
            <text:p>115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557" calcext:value-type="float">
            <text:p>557</text:p>
          </table:table-cell>
          <table:table-cell table:formula="of:=SUM([.N4:.P4])"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983" calcext:value-type="float">
            <text:p>983</text:p>
          </table:table-cell>
          <table:table-cell table:formula="of:=SUM([.B5:.D5])" office:value-type="float" office:value="1215" calcext:value-type="float">
            <text:p>1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office:value-type="float" office:value="892" calcext:value-type="float">
            <text:p>892</text:p>
          </table:table-cell>
          <table:table-cell table:formula="of:=SUM([.H5:.J5])" office:value-type="float" office:value="1127" calcext:value-type="float">
            <text:p>112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569" calcext:value-type="float">
            <text:p>569</text:p>
          </table:table-cell>
          <table:table-cell table:formula="of:=SUM([.N5:.P5])"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945" calcext:value-type="float">
            <text:p>945</text:p>
          </table:table-cell>
          <table:table-cell table:formula="of:=SUM([.B6:.D6])" office:value-type="float" office:value="1178" calcext:value-type="float">
            <text:p>117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29" calcext:value-type="float">
            <text:p>229</text:p>
          </table:table-cell>
          <table:table-cell office:value-type="float" office:value="931" calcext:value-type="float">
            <text:p>931</text:p>
          </table:table-cell>
          <table:table-cell table:formula="of:=SUM([.H6:.J6])" office:value-type="float" office:value="1179" calcext:value-type="float">
            <text:p>117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593" calcext:value-type="float">
            <text:p>593</text:p>
          </table:table-cell>
          <table:table-cell table:formula="of:=SUM([.N6:.P6])" office:value-type="float" office:value="757" calcext:value-type="float">
            <text:p>75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982" calcext:value-type="float">
            <text:p>982</text:p>
          </table:table-cell>
          <table:table-cell table:formula="of:=SUM([.B7:.D7])" office:value-type="float" office:value="1224" calcext:value-type="float">
            <text:p>12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office:value-type="float" office:value="917" calcext:value-type="float">
            <text:p>917</text:p>
          </table:table-cell>
          <table:table-cell table:formula="of:=SUM([.H7:.J7])" office:value-type="float" office:value="1161" calcext:value-type="float">
            <text:p>116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563" calcext:value-type="float">
            <text:p>563</text:p>
          </table:table-cell>
          <table:table-cell table:formula="of:=SUM([.N7:.P7])" office:value-type="float" office:value="733" calcext:value-type="float">
            <text:p>7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943" calcext:value-type="float">
            <text:p>943</text:p>
          </table:table-cell>
          <table:table-cell table:formula="of:=SUM([.B8:.D8])" office:value-type="float" office:value="1170" calcext:value-type="float">
            <text:p>117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2" calcext:value-type="float">
            <text:p>212</text:p>
          </table:table-cell>
          <table:table-cell office:value-type="float" office:value="902" calcext:value-type="float">
            <text:p>902</text:p>
          </table:table-cell>
          <table:table-cell table:formula="of:=SUM([.H8:.J8])" office:value-type="float" office:value="1133" calcext:value-type="float">
            <text:p>11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592" calcext:value-type="float">
            <text:p>592</text:p>
          </table:table-cell>
          <table:table-cell table:formula="of:=SUM([.N8:.P8])" office:value-type="float" office:value="764" calcext:value-type="float">
            <text:p>7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918" calcext:value-type="float">
            <text:p>918</text:p>
          </table:table-cell>
          <table:table-cell table:formula="of:=SUM([.B9:.D9])" office:value-type="float" office:value="1146" calcext:value-type="float">
            <text:p>114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4" calcext:value-type="float">
            <text:p>214</text:p>
          </table:table-cell>
          <table:table-cell office:value-type="float" office:value="929" calcext:value-type="float">
            <text:p>929</text:p>
          </table:table-cell>
          <table:table-cell table:formula="of:=SUM([.H9:.J9])" office:value-type="float" office:value="1162" calcext:value-type="float">
            <text:p>11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578" calcext:value-type="float">
            <text:p>578</text:p>
          </table:table-cell>
          <table:table-cell table:formula="of:=SUM([.N9:.P9])"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984" calcext:value-type="float">
            <text:p>984</text:p>
          </table:table-cell>
          <table:table-cell table:formula="of:=SUM([.B10:.D10])" office:value-type="float" office:value="1234" calcext:value-type="float">
            <text:p>123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937" calcext:value-type="float">
            <text:p>937</text:p>
          </table:table-cell>
          <table:table-cell table:formula="of:=SUM([.H10:.J10])" office:value-type="float" office:value="1195" calcext:value-type="float">
            <text:p>119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606" calcext:value-type="float">
            <text:p>606</text:p>
          </table:table-cell>
          <table:table-cell table:formula="of:=SUM([.N10:.P10])"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919" calcext:value-type="float">
            <text:p>919</text:p>
          </table:table-cell>
          <table:table-cell table:formula="of:=SUM([.B11:.D11])" office:value-type="float" office:value="1167" calcext:value-type="float">
            <text:p>116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907" calcext:value-type="float">
            <text:p>907</text:p>
          </table:table-cell>
          <table:table-cell table:formula="of:=SUM([.H11:.J11])" office:value-type="float" office:value="1142" calcext:value-type="float">
            <text:p>114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548" calcext:value-type="float">
            <text:p>548</text:p>
          </table:table-cell>
          <table:table-cell table:formula="of:=SUM([.N11:.P11])" office:value-type="float" office:value="727" calcext:value-type="float">
            <text:p>7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030" calcext:value-type="float">
            <text:p>1030</text:p>
          </table:table-cell>
          <table:table-cell table:formula="of:=SUM([.B12:.D12])" office:value-type="float" office:value="1261" calcext:value-type="float">
            <text:p>126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float" office:value="934" calcext:value-type="float">
            <text:p>934</text:p>
          </table:table-cell>
          <table:table-cell table:formula="of:=SUM([.H12:.J12])" office:value-type="float" office:value="1193" calcext:value-type="float">
            <text:p>119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595" calcext:value-type="float">
            <text:p>595</text:p>
          </table:table-cell>
          <table:table-cell table:formula="of:=SUM([.N12:.P12])"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968" calcext:value-type="float">
            <text:p>968</text:p>
          </table:table-cell>
          <table:table-cell table:formula="of:=SUM([.B13:.D13])" office:value-type="float" office:value="1197" calcext:value-type="float">
            <text:p>119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office:value-type="float" office:value="884" calcext:value-type="float">
            <text:p>884</text:p>
          </table:table-cell>
          <table:table-cell table:formula="of:=SUM([.H13:.J13])" office:value-type="float" office:value="1131" calcext:value-type="float">
            <text:p>113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621" calcext:value-type="float">
            <text:p>621</text:p>
          </table:table-cell>
          <table:table-cell table:formula="of:=SUM([.N13:.P13])" office:value-type="float" office:value="786" calcext:value-type="float">
            <text:p>78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ios named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ios prefetch 9.2.2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ios prefetch 8.2.1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017" calcext:value-type="float">
            <text:p>1017</text:p>
          </table:table-cell>
          <table:table-cell table:formula="of:=SUM([.B17:.D17])" office:value-type="float" office:value="1373" calcext:value-type="float">
            <text:p>1373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356" calcext:value-type="float">
            <text:p>356</text:p>
          </table:table-cell>
          <table:table-cell office:value-type="float" office:value="1140" calcext:value-type="float">
            <text:p>1140</text:p>
          </table:table-cell>
          <table:table-cell table:formula="of:=SUM([.H17:.J17])" office:value-type="float" office:value="1659" calcext:value-type="float">
            <text:p>1659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table:formula="of:=SUM([.N17:.P17])" office:value-type="float" office:value="1263" calcext:value-type="float">
            <text:p>12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8" calcext:value-type="float">
            <text:p>1048</text:p>
          </table:table-cell>
          <table:table-cell table:formula="of:=SUM([.B18:.D18])" office:value-type="float" office:value="1362" calcext:value-type="float">
            <text:p>136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63" calcext:value-type="float">
            <text:p>363</text:p>
          </table:table-cell>
          <table:table-cell office:value-type="float" office:value="1159" calcext:value-type="float">
            <text:p>1159</text:p>
          </table:table-cell>
          <table:table-cell table:formula="of:=SUM([.H18:.J18])" office:value-type="float" office:value="1640" calcext:value-type="float">
            <text:p>1640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326" calcext:value-type="float">
            <text:p>326</text:p>
          </table:table-cell>
          <table:table-cell office:value-type="float" office:value="773" calcext:value-type="float">
            <text:p>773</text:p>
          </table:table-cell>
          <table:table-cell table:formula="of:=SUM([.N18:.P18])" office:value-type="float" office:value="1286" calcext:value-type="float">
            <text:p>12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051" calcext:value-type="float">
            <text:p>1051</text:p>
          </table:table-cell>
          <table:table-cell table:formula="of:=SUM([.B19:.D19])" office:value-type="float" office:value="1414" calcext:value-type="float">
            <text:p>1414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371" calcext:value-type="float">
            <text:p>371</text:p>
          </table:table-cell>
          <table:table-cell office:value-type="float" office:value="1118" calcext:value-type="float">
            <text:p>1118</text:p>
          </table:table-cell>
          <table:table-cell table:formula="of:=SUM([.H19:.J19])" office:value-type="float" office:value="1627" calcext:value-type="float">
            <text:p>1627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318" calcext:value-type="float">
            <text:p>318</text:p>
          </table:table-cell>
          <table:table-cell office:value-type="float" office:value="793" calcext:value-type="float">
            <text:p>793</text:p>
          </table:table-cell>
          <table:table-cell table:formula="of:=SUM([.N19:.P19])" office:value-type="float" office:value="1309" calcext:value-type="float">
            <text:p>13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1054" calcext:value-type="float">
            <text:p>1054</text:p>
          </table:table-cell>
          <table:table-cell table:formula="of:=SUM([.B20:.D20])" office:value-type="float" office:value="1418" calcext:value-type="float">
            <text:p>1418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417" calcext:value-type="float">
            <text:p>417</text:p>
          </table:table-cell>
          <table:table-cell office:value-type="float" office:value="1212" calcext:value-type="float">
            <text:p>1212</text:p>
          </table:table-cell>
          <table:table-cell table:formula="of:=SUM([.H20:.J20])" office:value-type="float" office:value="1784" calcext:value-type="float">
            <text:p>178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338" calcext:value-type="float">
            <text:p>338</text:p>
          </table:table-cell>
          <table:table-cell office:value-type="float" office:value="826" calcext:value-type="float">
            <text:p>826</text:p>
          </table:table-cell>
          <table:table-cell table:formula="of:=SUM([.N20:.P20])" office:value-type="float" office:value="1388" calcext:value-type="float">
            <text:p>13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088" calcext:value-type="float">
            <text:p>1088</text:p>
          </table:table-cell>
          <table:table-cell table:formula="of:=SUM([.B21:.D21])" office:value-type="float" office:value="1362" calcext:value-type="float">
            <text:p>136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52" calcext:value-type="float">
            <text:p>352</text:p>
          </table:table-cell>
          <table:table-cell office:value-type="float" office:value="1101" calcext:value-type="float">
            <text:p>1101</text:p>
          </table:table-cell>
          <table:table-cell table:formula="of:=SUM([.H21:.J21])" office:value-type="float" office:value="1593" calcext:value-type="float">
            <text:p>1593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270" calcext:value-type="float">
            <text:p>270</text:p>
          </table:table-cell>
          <table:table-cell office:value-type="float" office:value="776" calcext:value-type="float">
            <text:p>776</text:p>
          </table:table-cell>
          <table:table-cell table:formula="of:=SUM([.N21:.P21])"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025" calcext:value-type="float">
            <text:p>1025</text:p>
          </table:table-cell>
          <table:table-cell table:formula="of:=SUM([.B22:.D22])" office:value-type="float" office:value="1363" calcext:value-type="float">
            <text:p>1363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25" calcext:value-type="float">
            <text:p>325</text:p>
          </table:table-cell>
          <table:table-cell office:value-type="float" office:value="1047" calcext:value-type="float">
            <text:p>1047</text:p>
          </table:table-cell>
          <table:table-cell table:formula="of:=SUM([.H22:.J22])" office:value-type="float" office:value="1513" calcext:value-type="float">
            <text:p>1513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293" calcext:value-type="float">
            <text:p>293</text:p>
          </table:table-cell>
          <table:table-cell office:value-type="float" office:value="784" calcext:value-type="float">
            <text:p>784</text:p>
          </table:table-cell>
          <table:table-cell table:formula="of:=SUM([.N22:.P22])"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077" calcext:value-type="float">
            <text:p>1077</text:p>
          </table:table-cell>
          <table:table-cell table:formula="of:=SUM([.B23:.D23])" office:value-type="float" office:value="1452" calcext:value-type="float">
            <text:p>145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334" calcext:value-type="float">
            <text:p>334</text:p>
          </table:table-cell>
          <table:table-cell office:value-type="float" office:value="1109" calcext:value-type="float">
            <text:p>1109</text:p>
          </table:table-cell>
          <table:table-cell table:formula="of:=SUM([.H23:.J23])" office:value-type="float" office:value="1581" calcext:value-type="float">
            <text:p>158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272" calcext:value-type="float">
            <text:p>272</text:p>
          </table:table-cell>
          <table:table-cell office:value-type="float" office:value="738" calcext:value-type="float">
            <text:p>738</text:p>
          </table:table-cell>
          <table:table-cell table:formula="of:=SUM([.N23:.P23])" office:value-type="float" office:value="1213" calcext:value-type="float">
            <text:p>12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1084" calcext:value-type="float">
            <text:p>1084</text:p>
          </table:table-cell>
          <table:table-cell table:formula="of:=SUM([.B24:.D24])" office:value-type="float" office:value="1466" calcext:value-type="float">
            <text:p>146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304" calcext:value-type="float">
            <text:p>304</text:p>
          </table:table-cell>
          <table:table-cell office:value-type="float" office:value="1064" calcext:value-type="float">
            <text:p>1064</text:p>
          </table:table-cell>
          <table:table-cell table:formula="of:=SUM([.H24:.J24])" office:value-type="float" office:value="1502" calcext:value-type="float">
            <text:p>1502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table:formula="of:=SUM([.N24:.P24])"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029" calcext:value-type="float">
            <text:p>1029</text:p>
          </table:table-cell>
          <table:table-cell table:formula="of:=SUM([.B25:.D25])" office:value-type="float" office:value="1349" calcext:value-type="float">
            <text:p>134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322" calcext:value-type="float">
            <text:p>322</text:p>
          </table:table-cell>
          <table:table-cell office:value-type="float" office:value="1048" calcext:value-type="float">
            <text:p>1048</text:p>
          </table:table-cell>
          <table:table-cell table:formula="of:=SUM([.H25:.J25])" office:value-type="float" office:value="1497" calcext:value-type="float">
            <text:p>1497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290" calcext:value-type="float">
            <text:p>290</text:p>
          </table:table-cell>
          <table:table-cell office:value-type="float" office:value="788" calcext:value-type="float">
            <text:p>788</text:p>
          </table:table-cell>
          <table:table-cell table:formula="of:=SUM([.N25:.P25])" office:value-type="float" office:value="1306" calcext:value-type="float">
            <text:p>13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022" calcext:value-type="float">
            <text:p>1022</text:p>
          </table:table-cell>
          <table:table-cell table:formula="of:=SUM([.B26:.D26])" office:value-type="float" office:value="1326" calcext:value-type="float">
            <text:p>1326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04" calcext:value-type="float">
            <text:p>304</text:p>
          </table:table-cell>
          <table:table-cell office:value-type="float" office:value="1100" calcext:value-type="float">
            <text:p>1100</text:p>
          </table:table-cell>
          <table:table-cell table:formula="of:=SUM([.H26:.J26])" office:value-type="float" office:value="1547" calcext:value-type="float">
            <text:p>1547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334" calcext:value-type="float">
            <text:p>334</text:p>
          </table:table-cell>
          <table:table-cell office:value-type="float" office:value="782" calcext:value-type="float">
            <text:p>782</text:p>
          </table:table-cell>
          <table:table-cell table:formula="of:=SUM([.N26:.P26])"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039" calcext:value-type="float">
            <text:p>1039</text:p>
          </table:table-cell>
          <table:table-cell table:formula="of:=SUM([.B27:.D27])" office:value-type="float" office:value="1385" calcext:value-type="float">
            <text:p>138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95" calcext:value-type="float">
            <text:p>295</text:p>
          </table:table-cell>
          <table:table-cell office:value-type="float" office:value="1077" calcext:value-type="float">
            <text:p>1077</text:p>
          </table:table-cell>
          <table:table-cell table:formula="of:=SUM([.H27:.J27])" office:value-type="float" office:value="1532" calcext:value-type="float">
            <text:p>153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89" calcext:value-type="float">
            <text:p>289</text:p>
          </table:table-cell>
          <table:table-cell office:value-type="float" office:value="748" calcext:value-type="float">
            <text:p>748</text:p>
          </table:table-cell>
          <table:table-cell table:formula="of:=SUM([.N27:.P27])" office:value-type="float" office:value="1237" calcext:value-type="float">
            <text:p>12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113" calcext:value-type="float">
            <text:p>1113</text:p>
          </table:table-cell>
          <table:table-cell table:formula="of:=SUM([.B28:.D28])" office:value-type="float" office:value="1496" calcext:value-type="float">
            <text:p>149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office:value-type="float" office:value="1121" calcext:value-type="float">
            <text:p>1121</text:p>
          </table:table-cell>
          <table:table-cell table:formula="of:=SUM([.H28:.J28])" office:value-type="float" office:value="1623" calcext:value-type="float">
            <text:p>162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85" calcext:value-type="float">
            <text:p>285</text:p>
          </table:table-cell>
          <table:table-cell office:value-type="float" office:value="750" calcext:value-type="float">
            <text:p>750</text:p>
          </table:table-cell>
          <table:table-cell table:formula="of:=SUM([.N28:.P28])" office:value-type="float" office:value="1236" calcext:value-type="float">
            <text:p>123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create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par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named 9.2.2</text:p>
          </table:table-cell>
          <table:table-cell table:formula="of:=AVERAGE([.C2:.C13])" office:value-type="float" office:value="231.25" calcext:value-type="float">
            <text:p>231,25</text:p>
          </table:table-cell>
          <table:table-cell table:formula="of:=AVERAGE([.D2:.D13])" office:value-type="float" office:value="956.083333333333" calcext:value-type="float">
            <text:p>956,083333333333</text:p>
          </table:table-cell>
          <table:table-cell table:formula="of:=AVERAGE([.B2:.B1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9.2.2</text:p>
          </table:table-cell>
          <table:table-cell table:formula="of:=AVERAGE([.I2:.I13])" office:value-type="float" office:value="229.083333333333" calcext:value-type="float">
            <text:p>229,083333333333</text:p>
          </table:table-cell>
          <table:table-cell table:formula="of:=AVERAGE([.J2:.J13])" office:value-type="float" office:value="923.416666666667" calcext:value-type="float">
            <text:p>923,416666666667</text:p>
          </table:table-cell>
          <table:table-cell table:formula="of:=AVERAGE([.H2:.H13])" office:value-type="float" office:value="21.4166666666667" calcext:value-type="float">
            <text:p>21,41666666666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8.2.1</text:p>
          </table:table-cell>
          <table:table-cell table:formula="of:=AVERAGE([.O2:.O13])" office:value-type="float" office:value="157.666666666667" calcext:value-type="float">
            <text:p>157,666666666667</text:p>
          </table:table-cell>
          <table:table-cell table:formula="of:=AVERAGE([.P2:.P13])" office:value-type="float" office:value="583.916666666667" calcext:value-type="float">
            <text:p>583,916666666667</text:p>
          </table:table-cell>
          <table:table-cell table:formula="of:=AVERAGE([.N2:.N13])" office:value-type="float" office:value="14.25" calcext:value-type="float">
            <text:p>14,2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reate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par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named 9.2.2</text:p>
          </table:table-cell>
          <table:table-cell table:formula="of:=AVERAGE([.C17:.C28])" office:value-type="float" office:value="343.25" calcext:value-type="float">
            <text:p>343,25</text:p>
          </table:table-cell>
          <table:table-cell table:formula="of:=AVERAGE([.D17:.D28])" office:value-type="float" office:value="1053.91666666667" calcext:value-type="float">
            <text:p>1053,91666666667</text:p>
          </table:table-cell>
          <table:table-cell table:formula="of:=AVERAGE([.B17:.B2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9.2.2</text:p>
          </table:table-cell>
          <table:table-cell table:formula="of:=AVERAGE([.I17:.I28])" office:value-type="float" office:value="341.25" calcext:value-type="float">
            <text:p>341,25</text:p>
          </table:table-cell>
          <table:table-cell table:formula="of:=AVERAGE([.J17:.J28])" office:value-type="float" office:value="1108" calcext:value-type="float">
            <text:p>1108</text:p>
          </table:table-cell>
          <table:table-cell table:formula="of:=AVERAGE([.H17:.H28])" office:value-type="float" office:value="142.25" calcext:value-type="float">
            <text:p>142,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 prefetch 8.2.1</text:p>
          </table:table-cell>
          <table:table-cell table:formula="of:=AVERAGE([.O17:.O28])" office:value-type="float" office:value="300.833333333333" calcext:value-type="float">
            <text:p>300,833333333333</text:p>
          </table:table-cell>
          <table:table-cell table:formula="of:=AVERAGE([.P17:.P28])" office:value-type="float" office:value="775.5" calcext:value-type="float">
            <text:p>775,5</text:p>
          </table:table-cell>
          <table:table-cell table:formula="of:=AVERAGE([.N17:.N28])" office:value-type="float" office:value="209.083333333333" calcext:value-type="float">
            <text:p>209,083333333333</text:p>
          </table:table-cell>
          <table:table-cell table:number-columns-repeated="13"/>
        </table:table-row>
      </table:table>
      <table:table table:name="Лист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9:21:35.873216232</meta:creation-date>
    <dc:date>2020-11-19T19:55:11.767576574</dc:date>
    <meta:editing-duration>PT1M45S</meta:editing-duration>
    <meta:editing-cycles>1</meta:editing-cycles>
    <meta:document-statistic meta:table-count="2" meta:cell-count="324" meta:object-count="2"/>
    <meta:generator>LibreOffice/6.4.2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bar" chart:style-name="ch1">
        <chart:title svg:x="7.141cm" svg:y="0.316cm" chart:style-name="ch2">
          <text:p>Android</text:p>
        </chart:title>
        <chart:legend chart:legend-position="end" svg:x="14.248cm" svg:y="3.698cm" style:legend-expansion="high" chart:style-name="ch3"/>
        <chart:plot-area chart:style-name="ch4" table:cell-range-address="'android_named_9.2.2'.A31:'android_named_9.2.2'.D34" chart:data-source-has-labels="both" svg:x="0.32cm" svg:y="1.275cm" svg:width="13.608cm" svg:height="7.551cm">
          <chartooo:coordinate-region svg:x="1.376cm" svg:y="1.477cm" svg:width="12.552cm" svg:height="6.697cm"/>
          <chart:axis chart:dimension="x" chart:name="primary-x" chart:style-name="ch5" chartooo:axis-type="auto">
            <chartooo:date-scale/>
            <chart:categories table:cell-range-address="'android_named_9.2.2'.A32:'android_named_9.2.2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ndroid_named_9.2.2'.B32:'android_named_9.2.2'.B34" chart:label-cell-address="'android_named_9.2.2'.B31:'android_named_9.2.2'.B31" chart:class="chart:bar">
            <chart:data-point chart:repeated="3"/>
          </chart:series>
          <chart:series chart:style-name="ch9" chart:values-cell-range-address="'android_named_9.2.2'.C32:'android_named_9.2.2'.C34" chart:label-cell-address="'android_named_9.2.2'.C31:'android_named_9.2.2'.C31" chart:class="chart:bar">
            <chart:data-point chart:repeated="3"/>
          </chart:series>
          <chart:series chart:style-name="ch10" chart:values-cell-range-address="'android_named_9.2.2'.D32:'android_named_9.2.2'.D34" chart:label-cell-address="'android_named_9.2.2'.D31:'android_named_9.2.2'.D3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</text:p>
                <draw:g>
                  <svg:desc>'android_named_9.2.2'.B31:'android_named_9.2.2'.B31</svg:desc>
                </draw:g>
              </table:table-cell>
              <table:table-cell office:value-type="string">
                <text:p>layout</text:p>
                <draw:g>
                  <svg:desc>'android_named_9.2.2'.C31:'android_named_9.2.2'.C31</svg:desc>
                </draw:g>
              </table:table-cell>
              <table:table-cell office:value-type="string">
                <text:p>parse</text:p>
                <draw:g>
                  <svg:desc>'android_named_9.2.2'.D31:'android_named_9.2.2'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named 9.2.2</text:p>
                <draw:g>
                  <svg:desc>'android_named_9.2.2'.A32:'android_named_9.2.2'.A34</svg:desc>
                </draw:g>
              </table:table-cell>
              <table:table-cell office:value-type="float" office:value="231.25">
                <text:p>231.25</text:p>
                <draw:g>
                  <svg:desc>'android_named_9.2.2'.B32:'android_named_9.2.2'.B34</svg:desc>
                </draw:g>
              </table:table-cell>
              <table:table-cell office:value-type="float" office:value="956.083333333333">
                <text:p>956.083333333333</text:p>
                <draw:g>
                  <svg:desc>'android_named_9.2.2'.C32:'android_named_9.2.2'.C34</svg:desc>
                </draw:g>
              </table:table-cell>
              <table:table-cell office:value-type="float" office:value="0">
                <text:p>0</text:p>
                <draw:g>
                  <svg:desc>'android_named_9.2.2'.D32:'android_named_9.2.2'.D34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229.083333333333">
                <text:p>229.083333333333</text:p>
              </table:table-cell>
              <table:table-cell office:value-type="float" office:value="923.416666666667">
                <text:p>923.416666666667</text:p>
              </table:table-cell>
              <table:table-cell office:value-type="float" office:value="21.4166666666667">
                <text:p>21.4166666666667</text:p>
              </table:table-cell>
            </table:table-row>
            <table:table-row>
              <table:table-cell office:value-type="string">
                <text:p>Avg prefetch 8.2.1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583.916666666667">
                <text:p>583.916666666667</text:p>
              </table:table-cell>
              <table:table-cell office:value-type="float" office:value="14.25">
                <text:p>14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title svg:x="7.544cm" svg:y="0.316cm" chart:style-name="ch2">
          <text:p>iOS</text:p>
        </chart:title>
        <chart:legend chart:legend-position="end" svg:x="14.247cm" svg:y="3.698cm" style:legend-expansion="high" chart:style-name="ch3"/>
        <chart:plot-area chart:style-name="ch4" table:cell-range-address="'android_named_9.2.2'.A36:'android_named_9.2.2'.D39" chart:data-source-has-labels="both" svg:x="0.32cm" svg:y="1.275cm" svg:width="13.607cm" svg:height="7.551cm">
          <chartooo:coordinate-region svg:x="1.376cm" svg:y="1.477cm" svg:width="12.551cm" svg:height="6.697cm"/>
          <chart:axis chart:dimension="x" chart:name="primary-x" chart:style-name="ch5" chartooo:axis-type="auto">
            <chartooo:date-scale/>
            <chart:categories table:cell-range-address="'android_named_9.2.2'.A37:'android_named_9.2.2'.A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ndroid_named_9.2.2'.B37:'android_named_9.2.2'.B39" chart:label-cell-address="'android_named_9.2.2'.B36:'android_named_9.2.2'.B36" chart:class="chart:bar">
            <chart:data-point chart:repeated="3"/>
          </chart:series>
          <chart:series chart:style-name="ch9" chart:values-cell-range-address="'android_named_9.2.2'.C37:'android_named_9.2.2'.C39" chart:label-cell-address="'android_named_9.2.2'.C36:'android_named_9.2.2'.C36" chart:class="chart:bar">
            <chart:data-point chart:repeated="3"/>
          </chart:series>
          <chart:series chart:style-name="ch10" chart:values-cell-range-address="'android_named_9.2.2'.D37:'android_named_9.2.2'.D39" chart:label-cell-address="'android_named_9.2.2'.D36:'android_named_9.2.2'.D3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</text:p>
                <draw:g>
                  <svg:desc>'android_named_9.2.2'.B36:'android_named_9.2.2'.B36</svg:desc>
                </draw:g>
              </table:table-cell>
              <table:table-cell office:value-type="string">
                <text:p>layout</text:p>
                <draw:g>
                  <svg:desc>'android_named_9.2.2'.C36:'android_named_9.2.2'.C36</svg:desc>
                </draw:g>
              </table:table-cell>
              <table:table-cell office:value-type="string">
                <text:p>parse</text:p>
                <draw:g>
                  <svg:desc>'android_named_9.2.2'.D36:'android_named_9.2.2'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 named 9.2.2</text:p>
                <draw:g>
                  <svg:desc>'android_named_9.2.2'.A37:'android_named_9.2.2'.A39</svg:desc>
                </draw:g>
              </table:table-cell>
              <table:table-cell office:value-type="float" office:value="343.25">
                <text:p>343.25</text:p>
                <draw:g>
                  <svg:desc>'android_named_9.2.2'.B37:'android_named_9.2.2'.B39</svg:desc>
                </draw:g>
              </table:table-cell>
              <table:table-cell office:value-type="float" office:value="1053.91666666667">
                <text:p>1053.91666666667</text:p>
                <draw:g>
                  <svg:desc>'android_named_9.2.2'.C37:'android_named_9.2.2'.C39</svg:desc>
                </draw:g>
              </table:table-cell>
              <table:table-cell office:value-type="float" office:value="0">
                <text:p>0</text:p>
                <draw:g>
                  <svg:desc>'android_named_9.2.2'.D37:'android_named_9.2.2'.D39</svg:desc>
                </draw:g>
              </table:table-cell>
            </table:table-row>
            <table:table-row>
              <table:table-cell office:value-type="string">
                <text:p>Avg prefetch 9.2.2</text:p>
              </table:table-cell>
              <table:table-cell office:value-type="float" office:value="341.25">
                <text:p>341.25</text:p>
              </table:table-cell>
              <table:table-cell office:value-type="float" office:value="1108">
                <text:p>1108</text:p>
              </table:table-cell>
              <table:table-cell office:value-type="float" office:value="142.25">
                <text:p>142.25</text:p>
              </table:table-cell>
            </table:table-row>
            <table:table-row>
              <table:table-cell office:value-type="string">
                <text:p>Avg prefetch 8.2.1</text:p>
              </table:table-cell>
              <table:table-cell office:value-type="float" office:value="300.833333333333">
                <text:p>300.833333333333</text:p>
              </table:table-cell>
              <table:table-cell office:value-type="float" office:value="775.5">
                <text:p>775.5</text:p>
              </table:table-cell>
              <table:table-cell office:value-type="float" office:value="209.083333333333">
                <text:p>209.08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